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1.1736in"/>
    </style:style>
    <style:style style:name="co7" style:family="table-column">
      <style:table-column-properties fo:break-before="auto" style:column-width="1.1335in"/>
    </style:style>
    <style:style style:name="co8" style:family="table-column">
      <style:table-column-properties fo:break-before="auto" style:column-width="0.9283in"/>
    </style:style>
    <style:style style:name="co9" style:family="table-column">
      <style:table-column-properties fo:break-before="auto" style:column-width="0.8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1"/>
    <style:style style:name="ce3" style:family="table-cell" style:parent-style-name="Default" style:data-style-name="N60"/>
    <style:style style:name="ce4" style:family="table-cell" style:parent-style-name="Default" style:data-style-name="N100"/>
    <style:style style:name="ce5" style:family="table-cell" style:parent-style-name="Default" style:data-style-name="N3"/>
    <style:style style:name="ce6" style:family="table-cell" style:parent-style-name="Default" style:data-style-name="N0"/>
    <style:style style:name="ce7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nd_raw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office:value-type="string">
            <text:p>randomly ordered inputs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>
            <text:p>fibonacci heaps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>
            <text:p>siz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heapify_time</text:p>
          </table:table-cell>
          <table:table-cell table:style-name="Default" office:value-type="string">
            <text:p>sort_time</text:p>
          </table:table-cell>
          <table:table-cell table:style-name="Default" office:value-type="string">
            <text:p>total_time</text:p>
          </table:table-cell>
          <table:table-cell table:style-name="Default" office:value-type="string">
            <text:p>mem</text:p>
          </table:table-cell>
          <table:table-cell table:style-name="Default" office:value-type="string">
            <text:p>org_mem</text:p>
          </table:table-cell>
          <table:table-cell table:style-name="Default" office:value-type="string">
            <text:p>heapify_std_div</text:p>
          </table:table-cell>
          <table:table-cell table:style-name="Default" office:value-type="string">
            <text:p>sort_std_div</text:p>
          </table:table-cell>
          <table:table-cell table:style-name="Default" office:value-type="string">
            <text:p>total_std_div</text:p>
          </table:table-cell>
          <table:table-cell office:value-type="string">
            <text:p>mem_std_div</text:p>
          </table:table-cell>
          <table:table-cell office:value-type="string">
            <text:p>org_mem_std_div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0000143333333333">
            <text:p>1.43E-06</text:p>
          </table:table-cell>
          <table:table-cell office:value-type="float" office:value="0.0000018">
            <text:p>1.80E-06</text:p>
          </table:table-cell>
          <table:table-cell office:value-type="float" office:value="0.00000323333333333">
            <text:p>3.23E-06</text:p>
          </table:table-cell>
          <table:table-cell office:value-type="float" office:value="544061.866667">
            <text:p>544,062</text:p>
          </table:table-cell>
          <table:table-cell office:value-type="float" office:value="544221.866667">
            <text:p>544,222</text:p>
          </table:table-cell>
          <table:table-cell office:value-type="string">
            <text:p>4.95535624911e-07</text:p>
          </table:table-cell>
          <table:table-cell office:value-type="string">
            <text:p>4.7609522857e-07</text:p>
          </table:table-cell>
          <table:table-cell office:value-type="string">
            <text:p>6.15539510421e-07</text:p>
          </table:table-cell>
          <table:table-cell table:style-name="ce7" office:value-type="float" office:value="1392.37226185">
            <text:p>1392</text:p>
          </table:table-cell>
          <table:table-cell table:style-name="ce7" office:value-type="float" office:value="1392.37226185">
            <text:p>1392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.0000083">
            <text:p>8.30E-06</text:p>
          </table:table-cell>
          <table:table-cell office:value-type="float" office:value="0.0000209333333333">
            <text:p>2.09E-05</text:p>
          </table:table-cell>
          <table:table-cell office:value-type="float" office:value="0.0000292333333333">
            <text:p>2.92E-05</text:p>
          </table:table-cell>
          <table:table-cell office:value-type="float" office:value="551223.466667">
            <text:p>551,223</text:p>
          </table:table-cell>
          <table:table-cell office:value-type="float" office:value="552823.466667">
            <text:p>552,823</text:p>
          </table:table-cell>
          <table:table-cell office:value-type="string">
            <text:p>5.25991127935e-07</text:p>
          </table:table-cell>
          <table:table-cell office:value-type="string">
            <text:p>1.06249183003e-06</text:p>
          </table:table-cell>
          <table:table-cell office:value-type="string">
            <text:p>1.30851909509e-06</text:p>
          </table:table-cell>
          <table:table-cell table:style-name="ce7" office:value-type="float" office:value="1288.05289056">
            <text:p>1288</text:p>
          </table:table-cell>
          <table:table-cell table:style-name="ce7" office:value-type="float" office:value="1288.05289056">
            <text:p>1288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1024">
            <text:p>1024</text:p>
          </table:table-cell>
          <table:table-cell office:value-type="float" office:value="0.0000911666666667">
            <text:p>9.12E-05</text:p>
          </table:table-cell>
          <table:table-cell office:value-type="float" office:value="0.000299633333333">
            <text:p>3.00E-04</text:p>
          </table:table-cell>
          <table:table-cell office:value-type="float" office:value="0.0003908">
            <text:p>3.91E-04</text:p>
          </table:table-cell>
          <table:table-cell office:value-type="float" office:value="638566.4">
            <text:p>638,566</text:p>
          </table:table-cell>
          <table:table-cell office:value-type="float" office:value="654950.4">
            <text:p>654,950</text:p>
          </table:table-cell>
          <table:table-cell office:value-type="string">
            <text:p>5.42268895988e-06</text:p>
          </table:table-cell>
          <table:table-cell office:value-type="string">
            <text:p>2.16769206505e-06</text:p>
          </table:table-cell>
          <table:table-cell office:value-type="string">
            <text:p>6.90603600724e-06</text:p>
          </table:table-cell>
          <table:table-cell table:style-name="ce7" office:value-type="float" office:value="1935.69408051">
            <text:p>1936</text:p>
          </table:table-cell>
          <table:table-cell table:style-name="ce7" office:value-type="float" office:value="1935.69408051">
            <text:p>1936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8192">
            <text:p>8192</text:p>
          </table:table-cell>
          <table:table-cell office:value-type="float" office:value="0.0007434">
            <text:p>7.43E-04</text:p>
          </table:table-cell>
          <table:table-cell office:value-type="float" office:value="0.00344666666667">
            <text:p>3.45E-03</text:p>
          </table:table-cell>
          <table:table-cell office:value-type="float" office:value="0.00419006666667">
            <text:p>4.19E-03</text:p>
          </table:table-cell>
          <table:table-cell office:value-type="float" office:value="1335569.06667">
            <text:p>1,335,569</text:p>
          </table:table-cell>
          <table:table-cell office:value-type="float" office:value="1466641.06667">
            <text:p>1,466,641</text:p>
          </table:table-cell>
          <table:table-cell office:value-type="string">
            <text:p>2.28919199719e-05</text:p>
          </table:table-cell>
          <table:table-cell office:value-type="string">
            <text:p>1.91247367447e-05</text:p>
          </table:table-cell>
          <table:table-cell office:value-type="string">
            <text:p>3.39312376563e-05</text:p>
          </table:table-cell>
          <table:table-cell table:style-name="ce7" office:value-type="float" office:value="1470.50900333">
            <text:p>1471</text:p>
          </table:table-cell>
          <table:table-cell table:style-name="ce7" office:value-type="float" office:value="1470.50900333">
            <text:p>1471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10240">
            <text:p>10240</text:p>
          </table:table-cell>
          <table:table-cell office:value-type="float" office:value="0.000911266666667">
            <text:p>9.11E-04</text:p>
          </table:table-cell>
          <table:table-cell office:value-type="float" office:value="0.0044978">
            <text:p>4.50E-03</text:p>
          </table:table-cell>
          <table:table-cell office:value-type="float" office:value="0.00540906666667">
            <text:p>5.41E-03</text:p>
          </table:table-cell>
          <table:table-cell office:value-type="float" office:value="1536136.53333">
            <text:p>1,536,137</text:p>
          </table:table-cell>
          <table:table-cell office:value-type="float" office:value="1699976.53333">
            <text:p>1,699,977</text:p>
          </table:table-cell>
          <table:table-cell office:value-type="string">
            <text:p>1.5840735112e-05</text:p>
          </table:table-cell>
          <table:table-cell office:value-type="string">
            <text:p>1.25814678529e-05</text:p>
          </table:table-cell>
          <table:table-cell office:value-type="string">
            <text:p>2.22694609025e-05</text:p>
          </table:table-cell>
          <table:table-cell table:style-name="ce7" office:value-type="float" office:value="1973.83950265">
            <text:p>1974</text:p>
          </table:table-cell>
          <table:table-cell table:style-name="ce7" office:value-type="float" office:value="1973.83950265">
            <text:p>1974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16384">
            <text:p>16384</text:p>
          </table:table-cell>
          <table:table-cell office:value-type="float" office:value="0.0014506">
            <text:p>1.45E-03</text:p>
          </table:table-cell>
          <table:table-cell office:value-type="float" office:value="0.0077824">
            <text:p>7.78E-03</text:p>
          </table:table-cell>
          <table:table-cell office:value-type="float" office:value="0.009233">
            <text:p>9.23E-03</text:p>
          </table:table-cell>
          <table:table-cell office:value-type="float" office:value="2129646.93333">
            <text:p>2,129,647</text:p>
          </table:table-cell>
          <table:table-cell office:value-type="float" office:value="2391790.93333">
            <text:p>2,391,791</text:p>
          </table:table-cell>
          <table:table-cell office:value-type="string">
            <text:p>2.95258079201e-05</text:p>
          </table:table-cell>
          <table:table-cell office:value-type="string">
            <text:p>3.10629468445e-05</text:p>
          </table:table-cell>
          <table:table-cell office:value-type="string">
            <text:p>5.1167046687e-05</text:p>
          </table:table-cell>
          <table:table-cell table:style-name="ce7" office:value-type="float" office:value="1811.31935217">
            <text:p>1811</text:p>
          </table:table-cell>
          <table:table-cell table:style-name="ce7" office:value-type="float" office:value="1811.31935217">
            <text:p>1811</text:p>
          </table:table-cell>
        </table:table-row>
        <table:table-row table:style-name="ro1">
          <table:table-cell office:value-type="string">
            <text:p>64K</text:p>
          </table:table-cell>
          <table:table-cell office:value-type="float" office:value="65536">
            <text:p>65536</text:p>
          </table:table-cell>
          <table:table-cell office:value-type="float" office:value="0.00603946666667">
            <text:p>6.04E-03</text:p>
          </table:table-cell>
          <table:table-cell office:value-type="float" office:value="0.0465706">
            <text:p>4.66E-02</text:p>
          </table:table-cell>
          <table:table-cell office:value-type="float" office:value="0.0526100666667">
            <text:p>5.26E-02</text:p>
          </table:table-cell>
          <table:table-cell office:value-type="float" office:value="6692727.46667">
            <text:p>6,692,727</text:p>
          </table:table-cell>
          <table:table-cell office:value-type="float" office:value="7741303.46667">
            <text:p>7,741,303</text:p>
          </table:table-cell>
          <table:table-cell table:style-name="ce3" office:value-type="float" office:value="0.000143560146125">
            <text:p>1.44E-004</text:p>
          </table:table-cell>
          <table:table-cell table:style-name="ce3" office:value-type="float" office:value="0.000282030920291">
            <text:p>2.82E-004</text:p>
          </table:table-cell>
          <table:table-cell table:style-name="ce3" office:value-type="float" office:value="0.000339963717018">
            <text:p>3.40E-004</text:p>
          </table:table-cell>
          <table:table-cell table:style-name="ce7" office:value-type="float" office:value="1666.60172673">
            <text:p>1667</text:p>
          </table:table-cell>
          <table:table-cell table:style-name="ce7" office:value-type="float" office:value="1666.60172673">
            <text:p>1667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102400">
            <text:p>102400</text:p>
          </table:table-cell>
          <table:table-cell office:value-type="float" office:value="0.00936753333333">
            <text:p>9.37E-03</text:p>
          </table:table-cell>
          <table:table-cell office:value-type="float" office:value="0.0847341333333">
            <text:p>8.47E-02</text:p>
          </table:table-cell>
          <table:table-cell office:value-type="float" office:value="0.0941016666667">
            <text:p>9.41E-02</text:p>
          </table:table-cell>
          <table:table-cell office:value-type="float" office:value="9555968">
            <text:p>9,555,968</text:p>
          </table:table-cell>
          <table:table-cell office:value-type="float" office:value="11194368">
            <text:p>11,194,368</text:p>
          </table:table-cell>
          <table:table-cell table:style-name="ce3" office:value-type="float" office:value="0.000310068028378">
            <text:p>3.10E-004</text:p>
          </table:table-cell>
          <table:table-cell table:style-name="ce3" office:value-type="float" office:value="0.000306921133554">
            <text:p>3.07E-004</text:p>
          </table:table-cell>
          <table:table-cell table:style-name="ce3" office:value-type="float" office:value="0.000478247588134">
            <text:p>4.78E-004</text:p>
          </table:table-cell>
          <table:table-cell table:style-name="ce7" office:value-type="float" office:value="1831.78688717">
            <text:p>1832</text:p>
          </table:table-cell>
          <table:table-cell table:style-name="ce7" office:value-type="float" office:value="1831.78688717">
            <text:p>1832</text:p>
          </table:table-cell>
        </table:table-row>
        <table:table-row table:style-name="ro1">
          <table:table-cell office:value-type="string">
            <text:p>128K</text:p>
          </table:table-cell>
          <table:table-cell office:value-type="float" office:value="131072">
            <text:p>131072</text:p>
          </table:table-cell>
          <table:table-cell office:value-type="float" office:value="0.0121769666667">
            <text:p>1.22E-02</text:p>
          </table:table-cell>
          <table:table-cell office:value-type="float" office:value="0.116530633333">
            <text:p>1.17E-01</text:p>
          </table:table-cell>
          <table:table-cell office:value-type="float" office:value="0.1287076">
            <text:p>1.29E-01</text:p>
          </table:table-cell>
          <table:table-cell office:value-type="float" office:value="11788151.4667">
            <text:p>11,788,151</text:p>
          </table:table-cell>
          <table:table-cell office:value-type="float" office:value="13885303.4667">
            <text:p>13,885,303</text:p>
          </table:table-cell>
          <table:table-cell table:style-name="ce3" office:value-type="float" office:value="0.000382977674139">
            <text:p>3.83E-004</text:p>
          </table:table-cell>
          <table:table-cell table:style-name="ce3" office:value-type="float" office:value="0.000313324483918">
            <text:p>3.13E-004</text:p>
          </table:table-cell>
          <table:table-cell table:style-name="ce3" office:value-type="float" office:value="0.000390603771957">
            <text:p>3.91E-004</text:p>
          </table:table-cell>
          <table:table-cell table:style-name="ce7" office:value-type="float" office:value="1666.60172673">
            <text:p>1667</text:p>
          </table:table-cell>
          <table:table-cell table:style-name="ce7" office:value-type="float" office:value="1666.60172673">
            <text:p>1667</text:p>
          </table:table-cell>
        </table:table-row>
        <table:table-row table:style-name="ro1">
          <table:table-cell office:value-type="string">
            <text:p>625K</text:p>
          </table:table-cell>
          <table:table-cell office:value-type="float" office:value="640000">
            <text:p>640000</text:p>
          </table:table-cell>
          <table:table-cell office:value-type="float" office:value="0.0599890333333">
            <text:p>6.00E-02</text:p>
          </table:table-cell>
          <table:table-cell office:value-type="float" office:value="0.850399566667">
            <text:p>8.50E-01</text:p>
          </table:table-cell>
          <table:table-cell office:value-type="float" office:value="0.9103886">
            <text:p>9.10E-01</text:p>
          </table:table-cell>
          <table:table-cell office:value-type="float" office:value="51351278.9333">
            <text:p>51,351,279</text:p>
          </table:table-cell>
          <table:table-cell office:value-type="float" office:value="61591278.9333">
            <text:p>61,591,279</text:p>
          </table:table-cell>
          <table:table-cell table:style-name="ce3" office:value-type="float" office:value="0.00224828984613">
            <text:p>2.25E-003</text:p>
          </table:table-cell>
          <table:table-cell table:style-name="ce3" office:value-type="float" office:value="0.00161853280645">
            <text:p>1.62E-003</text:p>
          </table:table-cell>
          <table:table-cell table:style-name="ce3" office:value-type="float" office:value="0.00270554132107">
            <text:p>2.71E-003</text:p>
          </table:table-cell>
          <table:table-cell table:style-name="ce7" office:value-type="float" office:value="1811.31935217">
            <text:p>1811</text:p>
          </table:table-cell>
          <table:table-cell table:style-name="ce7" office:value-type="float" office:value="1811.31935217">
            <text:p>1811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1048576">
            <text:p>1048576</text:p>
          </table:table-cell>
          <table:table-cell office:value-type="float" office:value="0.0960475333333">
            <text:p>9.60E-02</text:p>
          </table:table-cell>
          <table:table-cell office:value-type="float" office:value="1.56557003333">
            <text:p>1.57E+00</text:p>
          </table:table-cell>
          <table:table-cell office:value-type="float" office:value="1.66161756667">
            <text:p>1.66E+00</text:p>
          </table:table-cell>
          <table:table-cell office:value-type="float" office:value="80818039.4667">
            <text:p>80,818,039</text:p>
          </table:table-cell>
          <table:table-cell office:value-type="float" office:value="97595255.4667">
            <text:p>97,595,255</text:p>
          </table:table-cell>
          <table:table-cell table:style-name="ce3" office:value-type="float" office:value="0.00408547339349">
            <text:p>4.09E-003</text:p>
          </table:table-cell>
          <table:table-cell table:style-name="ce3" office:value-type="float" office:value="0.00355585388229">
            <text:p>3.56E-003</text:p>
          </table:table-cell>
          <table:table-cell table:style-name="ce3" office:value-type="float" office:value="0.00508051017572">
            <text:p>5.08E-003</text:p>
          </table:table-cell>
          <table:table-cell table:style-name="ce7" office:value-type="float" office:value="1666.60172673">
            <text:p>1667</text:p>
          </table:table-cell>
          <table:table-cell table:style-name="ce7" office:value-type="float" office:value="1666.60172673">
            <text:p>1667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2097152">
            <text:p>2097152</text:p>
          </table:table-cell>
          <table:table-cell office:value-type="float" office:value="0.193472166667">
            <text:p>1.93E-01</text:p>
          </table:table-cell>
          <table:table-cell office:value-type="float" office:value="3.75048306667">
            <text:p>3.75E+00</text:p>
          </table:table-cell>
          <table:table-cell office:value-type="float" office:value="3.94395523333">
            <text:p>3.94E+00</text:p>
          </table:table-cell>
          <table:table-cell office:value-type="float" office:value="160038775.467">
            <text:p>160,038,775</text:p>
          </table:table-cell>
          <table:table-cell office:value-type="float" office:value="193593207.467">
            <text:p>193,593,207</text:p>
          </table:table-cell>
          <table:table-cell table:style-name="ce3" office:value-type="float" office:value="0.00606394019365">
            <text:p>6.06E-003</text:p>
          </table:table-cell>
          <table:table-cell table:style-name="ce3" office:value-type="float" office:value="0.00532458607426">
            <text:p>5.32E-003</text:p>
          </table:table-cell>
          <table:table-cell table:style-name="ce3" office:value-type="float" office:value="0.00776839361208">
            <text:p>7.77E-003</text:p>
          </table:table-cell>
          <table:table-cell table:style-name="ce7" office:value-type="float" office:value="1973.83950265">
            <text:p>1974</text:p>
          </table:table-cell>
          <table:table-cell table:style-name="ce7" office:value-type="float" office:value="1973.83950265">
            <text:p>1974</text:p>
          </table:table-cell>
        </table:table-row>
        <table:table-row table:style-name="ro1">
          <table:table-cell office:value-type="string">
            <text:p>5M</text:p>
          </table:table-cell>
          <table:table-cell office:value-type="float" office:value="5242880">
            <text:p>5242880</text:p>
          </table:table-cell>
          <table:table-cell office:value-type="float" office:value="0.470655233333">
            <text:p>4.71E-01</text:p>
          </table:table-cell>
          <table:table-cell office:value-type="float" office:value="11.4477159333">
            <text:p>1.14E+01</text:p>
          </table:table-cell>
          <table:table-cell office:value-type="float" office:value="11.9183711667">
            <text:p>1.19E+01</text:p>
          </table:table-cell>
          <table:table-cell office:value-type="float" office:value="397705762.133">
            <text:p>397,705,762</text:p>
          </table:table-cell>
          <table:table-cell office:value-type="float" office:value="481591842.133">
            <text:p>481,591,842</text:p>
          </table:table-cell>
          <table:table-cell table:style-name="ce3" office:value-type="float" office:value="0.0264198251492">
            <text:p>2.64E-002</text:p>
          </table:table-cell>
          <table:table-cell table:style-name="ce3" office:value-type="float" office:value="0.0175350610776">
            <text:p>1.75E-002</text:p>
          </table:table-cell>
          <table:table-cell table:style-name="ce3" office:value-type="float" office:value="0.0357216090279">
            <text:p>3.57E-002</text:p>
          </table:table-cell>
          <table:table-cell table:style-name="ce7" office:value-type="float" office:value="2043.44382083">
            <text:p>2043</text:p>
          </table:table-cell>
          <table:table-cell table:style-name="ce7" office:value-type="float" office:value="2043.44382083">
            <text:p>2043</text:p>
          </table:table-cell>
        </table:table-row>
        <table:table-row table:style-name="ro1">
          <table:table-cell table:style-name="Default" table:number-columns-repeated="2"/>
          <table:table-cell table:style-name="ce3" table:number-columns-repeated="3"/>
          <table:table-cell table:style-name="Default" table:number-columns-repeated="2"/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binary heaps</text:p>
          </table:table-cell>
          <table:table-cell table:style-name="Default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6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size</text:p>
          </table:table-cell>
          <table:table-cell table:style-name="Default" office:value-type="string">
            <text:p>size</text:p>
          </table:table-cell>
          <table:table-cell table:style-name="ce3" office:value-type="string">
            <text:p>heapify_time</text:p>
          </table:table-cell>
          <table:table-cell table:style-name="ce3" office:value-type="string">
            <text:p>sort_time</text:p>
          </table:table-cell>
          <table:table-cell table:style-name="ce3" office:value-type="string">
            <text:p>total_time</text:p>
          </table:table-cell>
          <table:table-cell table:style-name="Default" office:value-type="string">
            <text:p>mem</text:p>
          </table:table-cell>
          <table:table-cell table:style-name="Default" office:value-type="string">
            <text:p>org_mem</text:p>
          </table:table-cell>
          <table:table-cell table:style-name="ce6" office:value-type="string">
            <text:p>heapify_std_div</text:p>
          </table:table-cell>
          <table:table-cell table:style-name="ce6" office:value-type="string">
            <text:p>sort_std_div</text:p>
          </table:table-cell>
          <table:table-cell table:style-name="ce6" office:value-type="string">
            <text:p>total_std_div</text:p>
          </table:table-cell>
          <table:table-cell office:value-type="string">
            <text:p>mem_std_div</text:p>
          </table:table-cell>
          <table:table-cell office:value-type="string">
            <text:p>org_mem_std_div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0000173333333333">
            <text:p>1.73E-06</text:p>
          </table:table-cell>
          <table:table-cell office:value-type="float" office:value="0.000000666666666667">
            <text:p>6.67E-07</text:p>
          </table:table-cell>
          <table:table-cell office:value-type="float" office:value="0.0000024">
            <text:p>2.40E-06</text:p>
          </table:table-cell>
          <table:table-cell office:value-type="float" office:value="544334.933333">
            <text:p>544,335</text:p>
          </table:table-cell>
          <table:table-cell office:value-type="float" office:value="544494.933333">
            <text:p>544,495</text:p>
          </table:table-cell>
          <table:table-cell office:value-type="string">
            <text:p>5.12076383191e-07</text:p>
          </table:table-cell>
          <table:table-cell office:value-type="string">
            <text:p>4.71404520791e-07</text:p>
          </table:table-cell>
          <table:table-cell office:value-type="string">
            <text:p>6.63324958071e-07</text:p>
          </table:table-cell>
          <table:table-cell table:style-name="ce5" office:value-type="float" office:value="1811.31935217">
            <text:p>1,811</text:p>
          </table:table-cell>
          <table:table-cell table:style-name="ce5" office:value-type="float" office:value="1811.31935217">
            <text:p>1,811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.00000473333333333">
            <text:p>4.73E-06</text:p>
          </table:table-cell>
          <table:table-cell office:value-type="float" office:value="0.00000556666666667">
            <text:p>5.57E-06</text:p>
          </table:table-cell>
          <table:table-cell office:value-type="float" office:value="0.0000103">
            <text:p>1.03E-05</text:p>
          </table:table-cell>
          <table:table-cell office:value-type="float" office:value="547264">
            <text:p>547,264</text:p>
          </table:table-cell>
          <table:table-cell office:value-type="float" office:value="548864">
            <text:p>548,864</text:p>
          </table:table-cell>
          <table:table-cell office:value-type="string">
            <text:p>4.42216638714e-07</text:p>
          </table:table-cell>
          <table:table-cell office:value-type="string">
            <text:p>4.95535624911e-07</text:p>
          </table:table-cell>
          <table:table-cell office:value-type="string">
            <text:p>6.90410505907e-07</text:p>
          </table:table-cell>
          <table:table-cell table:style-name="ce5" office:value-type="float" office:value="1495.64773036">
            <text:p>1,496</text:p>
          </table:table-cell>
          <table:table-cell table:style-name="ce5" office:value-type="float" office:value="1495.64773036">
            <text:p>1,496</text:p>
          </table:table-cell>
        </table:table-row>
        <table:table-row table:style-name="ro1">
          <table:table-cell office:value-type="string">
            <text:p>1K</text:p>
          </table:table-cell>
          <table:table-cell office:value-type="float" office:value="1024">
            <text:p>1024</text:p>
          </table:table-cell>
          <table:table-cell office:value-type="float" office:value="0.0000353333333333">
            <text:p>3.53E-05</text:p>
          </table:table-cell>
          <table:table-cell office:value-type="float" office:value="0.0000845333333333">
            <text:p>8.45E-05</text:p>
          </table:table-cell>
          <table:table-cell office:value-type="float" office:value="0.000119866666667">
            <text:p>1.20E-04</text:p>
          </table:table-cell>
          <table:table-cell office:value-type="float" office:value="572893.866667">
            <text:p>572,894</text:p>
          </table:table-cell>
          <table:table-cell office:value-type="float" office:value="589277.866667">
            <text:p>589,278</text:p>
          </table:table-cell>
          <table:table-cell office:value-type="string">
            <text:p>7.453559925e-07</text:p>
          </table:table-cell>
          <table:table-cell office:value-type="string">
            <text:p>4.9888765157e-07</text:p>
          </table:table-cell>
          <table:table-cell office:value-type="string">
            <text:p>1.05619863452e-06</text:p>
          </table:table-cell>
          <table:table-cell table:style-name="ce5" office:value-type="float" office:value="2043.44382083">
            <text:p>2,043</text:p>
          </table:table-cell>
          <table:table-cell table:style-name="ce5" office:value-type="float" office:value="2043.44382083">
            <text:p>2,043</text:p>
          </table:table-cell>
        </table:table-row>
        <table:table-row table:style-name="ro1">
          <table:table-cell office:value-type="string">
            <text:p>8K</text:p>
          </table:table-cell>
          <table:table-cell office:value-type="float" office:value="8192">
            <text:p>8192</text:p>
          </table:table-cell>
          <table:table-cell office:value-type="float" office:value="0.000251333333333">
            <text:p>2.51E-04</text:p>
          </table:table-cell>
          <table:table-cell office:value-type="float" office:value="0.000888933333333">
            <text:p>8.89E-04</text:p>
          </table:table-cell>
          <table:table-cell office:value-type="float" office:value="0.00114026666667">
            <text:p>1.14E-03</text:p>
          </table:table-cell>
          <table:table-cell office:value-type="float" office:value="823022.933333">
            <text:p>823,023</text:p>
          </table:table-cell>
          <table:table-cell office:value-type="float" office:value="954094.933333">
            <text:p>954,095</text:p>
          </table:table-cell>
          <table:table-cell office:value-type="string">
            <text:p>2.73658343357e-06</text:p>
          </table:table-cell>
          <table:table-cell office:value-type="string">
            <text:p>2.68245327183e-06</text:p>
          </table:table-cell>
          <table:table-cell office:value-type="string">
            <text:p>3.88100788742e-06</text:p>
          </table:table-cell>
          <table:table-cell table:style-name="ce5" office:value-type="float" office:value="1811.31935217">
            <text:p>1,811</text:p>
          </table:table-cell>
          <table:table-cell table:style-name="ce5" office:value-type="float" office:value="1811.31935217">
            <text:p>1,811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10240">
            <text:p>10240</text:p>
          </table:table-cell>
          <table:table-cell office:value-type="float" office:value="0.000339566666667">
            <text:p>3.40E-04</text:p>
          </table:table-cell>
          <table:table-cell office:value-type="float" office:value="0.0011528">
            <text:p>1.15E-03</text:p>
          </table:table-cell>
          <table:table-cell office:value-type="float" office:value="0.00149236666667">
            <text:p>1.49E-03</text:p>
          </table:table-cell>
          <table:table-cell office:value-type="float" office:value="946176">
            <text:p>946,176</text:p>
          </table:table-cell>
          <table:table-cell office:value-type="float" office:value="1110016">
            <text:p>1,110,016</text:p>
          </table:table-cell>
          <table:table-cell office:value-type="string">
            <text:p>5.24520945456e-06</text:p>
          </table:table-cell>
          <table:table-cell office:value-type="string">
            <text:p>5.60594922084e-06</text:p>
          </table:table-cell>
          <table:table-cell office:value-type="string">
            <text:p>7.52100761571e-06</text:p>
          </table:table-cell>
          <table:table-cell table:style-name="ce5" office:value-type="float" office:value="1495.64773036">
            <text:p>1,496</text:p>
          </table:table-cell>
          <table:table-cell table:style-name="ce5" office:value-type="float" office:value="1495.64773036">
            <text:p>1,496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16384">
            <text:p>16384</text:p>
          </table:table-cell>
          <table:table-cell office:value-type="float" office:value="0.000492033333333">
            <text:p>4.92E-04</text:p>
          </table:table-cell>
          <table:table-cell office:value-type="float" office:value="0.00198253333333">
            <text:p>1.98E-03</text:p>
          </table:table-cell>
          <table:table-cell office:value-type="float" office:value="0.00247456666667">
            <text:p>2.47E-03</text:p>
          </table:table-cell>
          <table:table-cell office:value-type="float" office:value="1113838.93333">
            <text:p>1,113,839</text:p>
          </table:table-cell>
          <table:table-cell office:value-type="float" office:value="1375982.93333">
            <text:p>1,375,983</text:p>
          </table:table-cell>
          <table:table-cell office:value-type="string">
            <text:p>7.30973475731e-06</text:p>
          </table:table-cell>
          <table:table-cell office:value-type="string">
            <text:p>8.4250947901e-06</text:p>
          </table:table-cell>
          <table:table-cell office:value-type="string">
            <text:p>1.12950825092e-05</text:p>
          </table:table-cell>
          <table:table-cell table:style-name="ce5" office:value-type="float" office:value="1470.50900333">
            <text:p>1,471</text:p>
          </table:table-cell>
          <table:table-cell table:style-name="ce5" office:value-type="float" office:value="1470.50900333">
            <text:p>1,471</text:p>
          </table:table-cell>
        </table:table-row>
        <table:table-row table:style-name="ro1">
          <table:table-cell office:value-type="string">
            <text:p>64K</text:p>
          </table:table-cell>
          <table:table-cell office:value-type="float" office:value="65536">
            <text:p>65536</text:p>
          </table:table-cell>
          <table:table-cell office:value-type="float" office:value="0.00202303333333">
            <text:p>2.02E-03</text:p>
          </table:table-cell>
          <table:table-cell office:value-type="float" office:value="0.00995276666667">
            <text:p>9.95E-03</text:p>
          </table:table-cell>
          <table:table-cell office:value-type="float" office:value="0.0119758">
            <text:p>1.20E-02</text:p>
          </table:table-cell>
          <table:table-cell office:value-type="float" office:value="2220168.53333">
            <text:p>2,220,169</text:p>
          </table:table-cell>
          <table:table-cell office:value-type="float" office:value="3268744.53333">
            <text:p>3,268,745</text:p>
          </table:table-cell>
          <table:table-cell office:value-type="string">
            <text:p>8.01450074691e-06</text:p>
          </table:table-cell>
          <table:table-cell office:value-type="string">
            <text:p>1.99928042611e-05</text:p>
          </table:table-cell>
          <table:table-cell office:value-type="string">
            <text:p>2.26058989352e-05</text:p>
          </table:table-cell>
          <table:table-cell table:style-name="ce5" office:value-type="float" office:value="1973.83950265">
            <text:p>1,974</text:p>
          </table:table-cell>
          <table:table-cell table:style-name="ce5" office:value-type="float" office:value="1973.83950265">
            <text:p>1,974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102400">
            <text:p>102400</text:p>
          </table:table-cell>
          <table:table-cell office:value-type="float" office:value="0.00336736666667">
            <text:p>3.37E-03</text:p>
          </table:table-cell>
          <table:table-cell office:value-type="float" office:value="0.0171012333333">
            <text:p>1.71E-02</text:p>
          </table:table-cell>
          <table:table-cell office:value-type="float" office:value="0.0204686">
            <text:p>2.05E-02</text:p>
          </table:table-cell>
          <table:table-cell office:value-type="float" office:value="2490231.46667">
            <text:p>2,490,231</text:p>
          </table:table-cell>
          <table:table-cell office:value-type="float" office:value="4128631.46667">
            <text:p>4,128,631</text:p>
          </table:table-cell>
          <table:table-cell office:value-type="string">
            <text:p>1.25790390023e-05</text:p>
          </table:table-cell>
          <table:table-cell office:value-type="string">
            <text:p>1.91323170462e-05</text:p>
          </table:table-cell>
          <table:table-cell office:value-type="string">
            <text:p>1.85321342538e-05</text:p>
          </table:table-cell>
          <table:table-cell table:style-name="ce5" office:value-type="float" office:value="1973.83950265">
            <text:p>1,974</text:p>
          </table:table-cell>
          <table:table-cell table:style-name="ce5" office:value-type="float" office:value="1973.83950265">
            <text:p>1,974</text:p>
          </table:table-cell>
        </table:table-row>
        <table:table-row table:style-name="ro1">
          <table:table-cell office:value-type="string">
            <text:p>128K</text:p>
          </table:table-cell>
          <table:table-cell office:value-type="float" office:value="131072">
            <text:p>131072</text:p>
          </table:table-cell>
          <table:table-cell office:value-type="float" office:value="0.0041086">
            <text:p>4.11E-03</text:p>
          </table:table-cell>
          <table:table-cell office:value-type="float" office:value="0.0231195666667">
            <text:p>2.31E-02</text:p>
          </table:table-cell>
          <table:table-cell office:value-type="float" office:value="0.0272281666667">
            <text:p>2.72E-02</text:p>
          </table:table-cell>
          <table:table-cell office:value-type="float" office:value="2707319.46667">
            <text:p>2,707,319</text:p>
          </table:table-cell>
          <table:table-cell office:value-type="float" office:value="4804471.46667">
            <text:p>4,804,471</text:p>
          </table:table-cell>
          <table:table-cell office:value-type="string">
            <text:p>2.01355407178e-05</text:p>
          </table:table-cell>
          <table:table-cell office:value-type="string">
            <text:p>3.99104692475e-05</text:p>
          </table:table-cell>
          <table:table-cell office:value-type="string">
            <text:p>4.60370020261e-05</text:p>
          </table:table-cell>
          <table:table-cell table:style-name="ce5" office:value-type="float" office:value="1288.05289056">
            <text:p>1,288</text:p>
          </table:table-cell>
          <table:table-cell table:style-name="ce5" office:value-type="float" office:value="1288.05289056">
            <text:p>1,288</text:p>
          </table:table-cell>
        </table:table-row>
        <table:table-row table:style-name="ro1">
          <table:table-cell office:value-type="string">
            <text:p>625K</text:p>
          </table:table-cell>
          <table:table-cell office:value-type="float" office:value="640000">
            <text:p>640000</text:p>
          </table:table-cell>
          <table:table-cell office:value-type="float" office:value="0.0239511666667">
            <text:p>2.40E-02</text:p>
          </table:table-cell>
          <table:table-cell office:value-type="float" office:value="0.169987133333">
            <text:p>1.70E-01</text:p>
          </table:table-cell>
          <table:table-cell office:value-type="float" office:value="0.1939383">
            <text:p>1.94E-01</text:p>
          </table:table-cell>
          <table:table-cell office:value-type="float" office:value="6483285.33333">
            <text:p>6,483,285</text:p>
          </table:table-cell>
          <table:table-cell office:value-type="float" office:value="16723285.3333">
            <text:p>16,723,285</text:p>
          </table:table-cell>
          <table:table-cell table:style-name="ce2" office:value-type="float" office:value="0.000179633531267">
            <text:p>1.80E-04</text:p>
          </table:table-cell>
          <table:table-cell table:style-name="ce2" office:value-type="float" office:value="0.000719531548223">
            <text:p>7.20E-04</text:p>
          </table:table-cell>
          <table:table-cell table:style-name="ce2" office:value-type="float" office:value="0.00075102184389">
            <text:p>7.51E-04</text:p>
          </table:table-cell>
          <table:table-cell table:style-name="ce5" office:value-type="float" office:value="2137.0847017">
            <text:p>2,137</text:p>
          </table:table-cell>
          <table:table-cell table:style-name="ce5" office:value-type="float" office:value="2137.0847017">
            <text:p>2,137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float" office:value="1048576">
            <text:p>1048576</text:p>
          </table:table-cell>
          <table:table-cell office:value-type="float" office:value="0.0343207333333">
            <text:p>3.43E-02</text:p>
          </table:table-cell>
          <table:table-cell office:value-type="float" office:value="0.3244141">
            <text:p>3.24E-01</text:p>
          </table:table-cell>
          <table:table-cell office:value-type="float" office:value="0.358734833333">
            <text:p>3.59E-01</text:p>
          </table:table-cell>
          <table:table-cell office:value-type="float" office:value="8953582.93333">
            <text:p>8,953,583</text:p>
          </table:table-cell>
          <table:table-cell office:value-type="float" office:value="25730798.9333">
            <text:p>25,730,799</text:p>
          </table:table-cell>
          <table:table-cell table:style-name="ce2" office:value-type="float" office:value="0.000283941300663">
            <text:p>2.84E-04</text:p>
          </table:table-cell>
          <table:table-cell table:style-name="ce2" office:value-type="float" office:value="0.00176896382759">
            <text:p>1.77E-03</text:p>
          </table:table-cell>
          <table:table-cell table:style-name="ce2" office:value-type="float" office:value="0.00181336052829">
            <text:p>1.81E-03</text:p>
          </table:table-cell>
          <table:table-cell table:style-name="ce5" office:value-type="float" office:value="1470.50900333">
            <text:p>1,471</text:p>
          </table:table-cell>
          <table:table-cell table:style-name="ce5" office:value-type="float" office:value="1470.50900333">
            <text:p>1,471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float" office:value="2097152">
            <text:p>2097152</text:p>
          </table:table-cell>
          <table:table-cell office:value-type="float" office:value="0.0703346666667">
            <text:p>7.03E-02</text:p>
          </table:table-cell>
          <table:table-cell office:value-type="float" office:value="0.8617507">
            <text:p>8.62E-01</text:p>
          </table:table-cell>
          <table:table-cell office:value-type="float" office:value="0.932085366667">
            <text:p>9.32E-01</text:p>
          </table:table-cell>
          <table:table-cell office:value-type="float" office:value="16175104">
            <text:p>16,175,104</text:p>
          </table:table-cell>
          <table:table-cell office:value-type="float" office:value="49729536">
            <text:p>49,729,536</text:p>
          </table:table-cell>
          <table:table-cell table:style-name="ce2" office:value-type="float" office:value="0.00159850862438">
            <text:p>1.60E-03</text:p>
          </table:table-cell>
          <table:table-cell table:style-name="ce2" office:value-type="float" office:value="0.00547249843703">
            <text:p>5.47E-03</text:p>
          </table:table-cell>
          <table:table-cell table:style-name="ce2" office:value-type="float" office:value="0.00566072820688">
            <text:p>5.66E-03</text:p>
          </table:table-cell>
          <table:table-cell table:style-name="ce5" office:value-type="float" office:value="1057.5826524">
            <text:p>1,058</text:p>
          </table:table-cell>
          <table:table-cell table:style-name="ce5" office:value-type="float" office:value="1057.5826524">
            <text:p>1,058</text:p>
          </table:table-cell>
        </table:table-row>
        <table:table-row table:style-name="ro1">
          <table:table-cell office:value-type="string">
            <text:p>5M</text:p>
          </table:table-cell>
          <table:table-cell office:value-type="float" office:value="5242880">
            <text:p>5242880</text:p>
          </table:table-cell>
          <table:table-cell office:value-type="float" office:value="0.197545933333">
            <text:p>1.98E-01</text:p>
          </table:table-cell>
          <table:table-cell office:value-type="float" office:value="2.99099806667">
            <text:p>2.99E+00</text:p>
          </table:table-cell>
          <table:table-cell office:value-type="float" office:value="3.188544">
            <text:p>3.19E+00</text:p>
          </table:table-cell>
          <table:table-cell office:value-type="float" office:value="37834615.4667">
            <text:p>37,834,615</text:p>
          </table:table-cell>
          <table:table-cell office:value-type="float" office:value="121720695.467">
            <text:p>121,720,695</text:p>
          </table:table-cell>
          <table:table-cell table:style-name="ce2" office:value-type="float" office:value="0.00133120531683">
            <text:p>1.33E-03</text:p>
          </table:table-cell>
          <table:table-cell table:style-name="ce2" office:value-type="float" office:value="0.0137501461178">
            <text:p>1.38E-02</text:p>
          </table:table-cell>
          <table:table-cell table:style-name="ce2" office:value-type="float" office:value="0.0138956361687">
            <text:p>1.39E-02</text:p>
          </table:table-cell>
          <table:table-cell table:style-name="ce5" office:value-type="float" office:value="1288.05289056">
            <text:p>1,288</text:p>
          </table:table-cell>
          <table:table-cell table:style-name="ce5" office:value-type="float" office:value="1288.05289056">
            <text:p>1,288</text:p>
          </table:table-cell>
        </table:table-row>
        <table:table-row table:style-name="ro1" table:number-rows-repeated="3">
          <table:table-cell table:style-name="Default" table:number-columns-repeated="10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4"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</table:table>
      <table:table table:name="rand_proc" table:style-name="ta1" table:print="false">
        <table:table-column table:style-name="co10" table:default-cell-style-name="ce1"/>
        <table:table-column table:style-name="co10" table:number-columns-repeated="2" table:default-cell-style-name="ce2"/>
        <table:table-column table:style-name="co10" table:default-cell-style-name="Default"/>
        <table:table-row table:style-name="ro1">
          <table:table-cell table:style-name="Default" office:value-type="string">
            <text:p>heapify time</text:p>
          </table:table-cell>
          <table:table-cell table:style-name="Default"/>
          <table:table-cell table:style-name="ce3"/>
          <table:table-cell>
            <draw:frame table:end-cell-address="rand_proc.M15" table:end-x="0.2969in" table:end-y="0.0524in" draw:z-index="0" draw:style-name="gr1" svg:width="7.7307in" svg:height="2.3677in" svg:x="0.5673in" svg:y="0.1642in">
              <draw:object draw:notify-on-update-of-ranges="rand_proc.A2:rand_proc.A2 rand_proc.A3:rand_proc.A15 rand_proc.B2:rand_proc.B2 rand_proc.B3:rand_proc.B15 rand_proc.C2:rand_proc.C2 rand_proc.C3:rand_proc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Default" office:value-type="string">
            <text:p>size</text:p>
          </table:table-cell>
          <table:table-cell table:style-name="Default" office:value-type="string">
            <text:p>fib</text:p>
          </table:table-cell>
          <table:table-cell table:style-name="ce3" office:value-type="string">
            <text:p>binary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43333333333">
            <text:p>1.43E-06</text:p>
          </table:table-cell>
          <table:table-cell office:value-type="float" office:value="0.00000173333333333">
            <text:p>1.73E-0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83">
            <text:p>8.30E-06</text:p>
          </table:table-cell>
          <table:table-cell office:value-type="float" office:value="0.00000473333333333">
            <text:p>4.73E-06</text:p>
          </table:table-cell>
          <table:table-cell/>
        </table:table-row>
        <table:table-row table:style-name="ro1">
          <table:table-cell office:value-type="string">
            <text:p>1K</text:p>
          </table:table-cell>
          <table:table-cell office:value-type="float" office:value="0.0000911666666667">
            <text:p>9.12E-05</text:p>
          </table:table-cell>
          <table:table-cell office:value-type="float" office:value="0.0000353333333333">
            <text:p>3.53E-05</text:p>
          </table:table-cell>
          <table:table-cell/>
        </table:table-row>
        <table:table-row table:style-name="ro1">
          <table:table-cell office:value-type="string">
            <text:p>8K</text:p>
          </table:table-cell>
          <table:table-cell office:value-type="float" office:value="0.0007434">
            <text:p>7.43E-04</text:p>
          </table:table-cell>
          <table:table-cell office:value-type="float" office:value="0.000251333333333">
            <text:p>2.51E-04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0.000911266666667">
            <text:p>9.11E-04</text:p>
          </table:table-cell>
          <table:table-cell office:value-type="float" office:value="0.000339566666667">
            <text:p>3.40E-04</text:p>
          </table:table-cell>
          <table:table-cell/>
        </table:table-row>
        <table:table-row table:style-name="ro1">
          <table:table-cell office:value-type="string">
            <text:p>16K</text:p>
          </table:table-cell>
          <table:table-cell office:value-type="float" office:value="0.0014506">
            <text:p>1.45E-03</text:p>
          </table:table-cell>
          <table:table-cell office:value-type="float" office:value="0.000492033333333">
            <text:p>4.92E-04</text:p>
          </table:table-cell>
          <table:table-cell/>
        </table:table-row>
        <table:table-row table:style-name="ro1">
          <table:table-cell office:value-type="string">
            <text:p>64K</text:p>
          </table:table-cell>
          <table:table-cell office:value-type="float" office:value="0.00603946666667">
            <text:p>6.04E-03</text:p>
          </table:table-cell>
          <table:table-cell office:value-type="float" office:value="0.00202303333333">
            <text:p>2.02E-03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0.00936753333333">
            <text:p>9.37E-03</text:p>
          </table:table-cell>
          <table:table-cell office:value-type="float" office:value="0.00336736666667">
            <text:p>3.37E-03</text:p>
          </table:table-cell>
          <table:table-cell/>
        </table:table-row>
        <table:table-row table:style-name="ro1">
          <table:table-cell office:value-type="string">
            <text:p>128K</text:p>
          </table:table-cell>
          <table:table-cell office:value-type="float" office:value="0.0121769666667">
            <text:p>1.22E-02</text:p>
          </table:table-cell>
          <table:table-cell office:value-type="float" office:value="0.0041086">
            <text:p>4.11E-03</text:p>
          </table:table-cell>
          <table:table-cell/>
        </table:table-row>
        <table:table-row table:style-name="ro1">
          <table:table-cell office:value-type="string">
            <text:p>625K</text:p>
          </table:table-cell>
          <table:table-cell office:value-type="float" office:value="0.0599890333333">
            <text:p>6.00E-02</text:p>
          </table:table-cell>
          <table:table-cell office:value-type="float" office:value="0.0239511666667">
            <text:p>2.40E-02</text:p>
          </table:table-cell>
          <table:table-cell/>
        </table:table-row>
        <table:table-row table:style-name="ro1">
          <table:table-cell office:value-type="string">
            <text:p>1M</text:p>
          </table:table-cell>
          <table:table-cell office:value-type="float" office:value="0.0960475333333">
            <text:p>9.60E-02</text:p>
          </table:table-cell>
          <table:table-cell office:value-type="float" office:value="0.0343207333333">
            <text:p>3.43E-02</text:p>
          </table:table-cell>
          <table:table-cell/>
        </table:table-row>
        <table:table-row table:style-name="ro1">
          <table:table-cell office:value-type="string">
            <text:p>2M</text:p>
          </table:table-cell>
          <table:table-cell office:value-type="float" office:value="0.193472166667">
            <text:p>1.93E-01</text:p>
          </table:table-cell>
          <table:table-cell office:value-type="float" office:value="0.0703346666667">
            <text:p>7.03E-02</text:p>
          </table:table-cell>
          <table:table-cell/>
        </table:table-row>
        <table:table-row table:style-name="ro1">
          <table:table-cell office:value-type="string">
            <text:p>5M</text:p>
          </table:table-cell>
          <table:table-cell office:value-type="float" office:value="0.470655233333">
            <text:p>4.71E-01</text:p>
          </table:table-cell>
          <table:table-cell office:value-type="float" office:value="0.197545933333">
            <text:p>1.98E-0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sort time</text:p>
          </table:table-cell>
          <table:table-cell table:style-name="Default"/>
          <table:table-cell table:style-name="ce3"/>
          <table:table-cell>
            <draw:frame table:end-cell-address="rand_proc.M34" table:end-x="0.45in" table:end-y="0.0339in" draw:z-index="1" draw:style-name="gr1" svg:width="7.8299in" svg:height="2.7555in" svg:x="0.6213in" svg:y="0.1122in">
              <draw:object draw:notify-on-update-of-ranges="rand_proc.A19:rand_proc.A19 rand_proc.A20:rand_proc.A32 rand_proc.B19:rand_proc.B19 rand_proc.B20:rand_proc.B32 rand_proc.C19:rand_proc.C19 rand_proc.C20:rand_proc.C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Default" office:value-type="string">
            <text:p>size</text:p>
          </table:table-cell>
          <table:table-cell table:style-name="Default" office:value-type="string">
            <text:p>fib</text:p>
          </table:table-cell>
          <table:table-cell table:style-name="ce3" office:value-type="string">
            <text:p>binary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8">
            <text:p>1.80E-06</text:p>
          </table:table-cell>
          <table:table-cell office:value-type="float" office:value="0.000000666666666667">
            <text:p>6.67E-0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09333333333">
            <text:p>2.09E-05</text:p>
          </table:table-cell>
          <table:table-cell office:value-type="float" office:value="0.00000556666666667">
            <text:p>5.57E-06</text:p>
          </table:table-cell>
          <table:table-cell/>
        </table:table-row>
        <table:table-row table:style-name="ro1">
          <table:table-cell office:value-type="string">
            <text:p>1K</text:p>
          </table:table-cell>
          <table:table-cell office:value-type="float" office:value="0.000299633333333">
            <text:p>3.00E-04</text:p>
          </table:table-cell>
          <table:table-cell office:value-type="float" office:value="0.0000845333333333">
            <text:p>8.45E-05</text:p>
          </table:table-cell>
          <table:table-cell/>
        </table:table-row>
        <table:table-row table:style-name="ro1">
          <table:table-cell office:value-type="string">
            <text:p>8K</text:p>
          </table:table-cell>
          <table:table-cell office:value-type="float" office:value="0.00344666666667">
            <text:p>3.45E-03</text:p>
          </table:table-cell>
          <table:table-cell office:value-type="float" office:value="0.000888933333333">
            <text:p>8.89E-04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0.0044978">
            <text:p>4.50E-03</text:p>
          </table:table-cell>
          <table:table-cell office:value-type="float" office:value="0.0011528">
            <text:p>1.15E-03</text:p>
          </table:table-cell>
          <table:table-cell/>
        </table:table-row>
        <table:table-row table:style-name="ro1">
          <table:table-cell office:value-type="string">
            <text:p>16K</text:p>
          </table:table-cell>
          <table:table-cell office:value-type="float" office:value="0.0077824">
            <text:p>7.78E-03</text:p>
          </table:table-cell>
          <table:table-cell office:value-type="float" office:value="0.00198253333333">
            <text:p>1.98E-03</text:p>
          </table:table-cell>
          <table:table-cell/>
        </table:table-row>
        <table:table-row table:style-name="ro1">
          <table:table-cell office:value-type="string">
            <text:p>64K</text:p>
          </table:table-cell>
          <table:table-cell office:value-type="float" office:value="0.0465706">
            <text:p>4.66E-02</text:p>
          </table:table-cell>
          <table:table-cell office:value-type="float" office:value="0.00995276666667">
            <text:p>9.95E-03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0.0847341333333">
            <text:p>8.47E-02</text:p>
          </table:table-cell>
          <table:table-cell office:value-type="float" office:value="0.0171012333333">
            <text:p>1.71E-02</text:p>
          </table:table-cell>
          <table:table-cell/>
        </table:table-row>
        <table:table-row table:style-name="ro1">
          <table:table-cell office:value-type="string">
            <text:p>128K</text:p>
          </table:table-cell>
          <table:table-cell office:value-type="float" office:value="0.116530633333">
            <text:p>1.17E-01</text:p>
          </table:table-cell>
          <table:table-cell office:value-type="float" office:value="0.0231195666667">
            <text:p>2.31E-02</text:p>
          </table:table-cell>
          <table:table-cell/>
        </table:table-row>
        <table:table-row table:style-name="ro1">
          <table:table-cell office:value-type="string">
            <text:p>625K</text:p>
          </table:table-cell>
          <table:table-cell office:value-type="float" office:value="0.850399566667">
            <text:p>8.50E-01</text:p>
          </table:table-cell>
          <table:table-cell office:value-type="float" office:value="0.169987133333">
            <text:p>1.70E-01</text:p>
          </table:table-cell>
          <table:table-cell/>
        </table:table-row>
        <table:table-row table:style-name="ro1">
          <table:table-cell office:value-type="string">
            <text:p>1M</text:p>
          </table:table-cell>
          <table:table-cell office:value-type="float" office:value="1.56557003333">
            <text:p>1.57E+00</text:p>
          </table:table-cell>
          <table:table-cell office:value-type="float" office:value="0.3244141">
            <text:p>3.24E-01</text:p>
          </table:table-cell>
          <table:table-cell/>
        </table:table-row>
        <table:table-row table:style-name="ro1">
          <table:table-cell office:value-type="string">
            <text:p>2M</text:p>
          </table:table-cell>
          <table:table-cell office:value-type="float" office:value="3.75048306667">
            <text:p>3.75E+00</text:p>
          </table:table-cell>
          <table:table-cell office:value-type="float" office:value="0.8617507">
            <text:p>8.62E-01</text:p>
          </table:table-cell>
          <table:table-cell/>
        </table:table-row>
        <table:table-row table:style-name="ro1">
          <table:table-cell office:value-type="string">
            <text:p>5M</text:p>
          </table:table-cell>
          <table:table-cell office:value-type="float" office:value="11.4477159333">
            <text:p>1.14E+01</text:p>
          </table:table-cell>
          <table:table-cell office:value-type="float" office:value="2.99099806667">
            <text:p>2.99E+00</text:p>
          </table:table-cell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4/25/2013</text:date>, <text:time>18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ei Wang</meta:initial-creator>
    <meta:creation-date>2013-04-25T16:40:11</meta:creation-date>
    <meta:generator>OpenOffice.org/3.2$Unix OpenOffice.org_project/320m12$Build-9483</meta:generator>
    <dc:date>2013-04-25T18:06:19</dc:date>
    <dc:creator>Wei Wang</dc:creator>
    <meta:editing-duration>PT01H26M09S</meta:editing-duration>
    <meta:editing-cycles>23</meta:editing-cycles>
    <meta:document-statistic meta:table-count="3" meta:cell-count="4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1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37cm" svg:height="6.015cm" xlink:href=".." chart:class="chart:line" chart:style-name="ch1">
        <chart:legend chart:legend-position="end" svg:x="17.801cm" svg:y="2.538cm" chart:style-name="ch2"/>
        <chart:plot-area chart:style-name="ch3" table:cell-range-address="rand_proc.A2:rand_proc.C15" chart:data-source-has-labels="both" svg:x="0.392cm" svg:y="0.12cm" svg:width="17.018cm" svg:height="5.655cm">
          <chart:axis chart:dimension="x" chart:name="primary-x" chart:style-name="ch4">
            <chart:categories table:cell-range-address="rand_proc.A3:rand_proc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_proc.B3:rand_proc.B15" chart:label-cell-address="rand_proc.B2:rand_proc.B2" chart:class="chart:line">
            <chart:data-point chart:repeated="13"/>
          </chart:series>
          <chart:series chart:style-name="ch8" chart:values-cell-range-address="rand_proc.C3:rand_proc.C15" chart:label-cell-address="rand_proc.C2:rand_proc.C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and_proc.B2:rand_proc.B2">fib</text:p>
              </table:table-cell>
              <table:table-cell office:value-type="string">
                <text:p text:id="rand_proc.C2:rand_proc.C2">binary</text:p>
              </table:table-cell>
            </table:table-row>
          </table:table-header-rows>
          <table:table-rows>
            <table:table-row>
              <table:table-cell office:value-type="string">
                <text:p text:id="rand_proc.A3:rand_proc.A15">10</text:p>
              </table:table-cell>
              <table:table-cell office:value-type="float" office:value="0.00000143333333333">
                <text:p text:id="rand_proc.B3:rand_proc.B15">0.00000143333333333</text:p>
              </table:table-cell>
              <table:table-cell office:value-type="float" office:value="0.00000173333333333">
                <text:p text:id="rand_proc.C3:rand_proc.C15">0.0000017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83">
                <text:p>0.0000083</text:p>
              </table:table-cell>
              <table:table-cell office:value-type="float" office:value="0.00000473333333333">
                <text:p>0.00000473333333333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0000911666666667">
                <text:p>0.0000911666666667</text:p>
              </table:table-cell>
              <table:table-cell office:value-type="float" office:value="0.0000353333333333">
                <text:p>0.0000353333333333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0.0007434">
                <text:p>0.0007434</text:p>
              </table:table-cell>
              <table:table-cell office:value-type="float" office:value="0.000251333333333">
                <text:p>0.000251333333333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00911266666667">
                <text:p>0.000911266666667</text:p>
              </table:table-cell>
              <table:table-cell office:value-type="float" office:value="0.000339566666667">
                <text:p>0.000339566666667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0.0014506">
                <text:p>0.0014506</text:p>
              </table:table-cell>
              <table:table-cell office:value-type="float" office:value="0.000492033333333">
                <text:p>0.000492033333333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0.00603946666667">
                <text:p>0.00603946666667</text:p>
              </table:table-cell>
              <table:table-cell office:value-type="float" office:value="0.00202303333333">
                <text:p>0.0020230333333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0936753333333">
                <text:p>0.00936753333333</text:p>
              </table:table-cell>
              <table:table-cell office:value-type="float" office:value="0.00336736666667">
                <text:p>0.00336736666667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0.0121769666667">
                <text:p>0.0121769666667</text:p>
              </table:table-cell>
              <table:table-cell office:value-type="float" office:value="0.0041086">
                <text:p>0.0041086</text:p>
              </table:table-cell>
            </table:table-row>
            <table:table-row>
              <table:table-cell office:value-type="string">
                <text:p>625K</text:p>
              </table:table-cell>
              <table:table-cell office:value-type="float" office:value="0.0599890333333">
                <text:p>0.0599890333333</text:p>
              </table:table-cell>
              <table:table-cell office:value-type="float" office:value="0.0239511666667">
                <text:p>0.0239511666667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960475333333">
                <text:p>0.0960475333333</text:p>
              </table:table-cell>
              <table:table-cell office:value-type="float" office:value="0.0343207333333">
                <text:p>0.0343207333333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0.193472166667">
                <text:p>0.193472166667</text:p>
              </table:table-cell>
              <table:table-cell office:value-type="float" office:value="0.0703346666667">
                <text:p>0.0703346666667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470655233333">
                <text:p>0.470655233333</text:p>
              </table:table-cell>
              <table:table-cell office:value-type="float" office:value="0.197545933333">
                <text:p>0.1975459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1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89cm" svg:height="7cm" xlink:href=".." chart:class="chart:line" chart:style-name="ch1">
        <chart:legend chart:legend-position="end" svg:x="18.048cm" svg:y="3.031cm" chart:style-name="ch2"/>
        <chart:plot-area chart:style-name="ch3" table:cell-range-address="rand_proc.A19:rand_proc.C32" chart:data-source-has-labels="both" svg:x="0.397cm" svg:y="0.14cm" svg:width="17.255cm" svg:height="6.58cm">
          <chart:axis chart:dimension="x" chart:name="primary-x" chart:style-name="ch4">
            <chart:categories table:cell-range-address="rand_proc.A20:rand_proc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_proc.B20:rand_proc.B32" chart:label-cell-address="rand_proc.B19:rand_proc.B19" chart:class="chart:line">
            <chart:data-point chart:repeated="13"/>
          </chart:series>
          <chart:series chart:style-name="ch8" chart:values-cell-range-address="rand_proc.C20:rand_proc.C32" chart:label-cell-address="rand_proc.C19:rand_proc.C19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and_proc.B19:rand_proc.B19">fib</text:p>
              </table:table-cell>
              <table:table-cell office:value-type="string">
                <text:p text:id="rand_proc.C19:rand_proc.C19">binary</text:p>
              </table:table-cell>
            </table:table-row>
          </table:table-header-rows>
          <table:table-rows>
            <table:table-row>
              <table:table-cell office:value-type="string">
                <text:p text:id="rand_proc.A20:rand_proc.A32">10</text:p>
              </table:table-cell>
              <table:table-cell office:value-type="float" office:value="0.0000018">
                <text:p text:id="rand_proc.B20:rand_proc.B32">0.0000018</text:p>
              </table:table-cell>
              <table:table-cell office:value-type="float" office:value="0.000000666666666667">
                <text:p text:id="rand_proc.C20:rand_proc.C32">0.000000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209333333333">
                <text:p>0.0000209333333333</text:p>
              </table:table-cell>
              <table:table-cell office:value-type="float" office:value="0.00000556666666667">
                <text:p>0.00000556666666667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000299633333333">
                <text:p>0.000299633333333</text:p>
              </table:table-cell>
              <table:table-cell office:value-type="float" office:value="0.0000845333333333">
                <text:p>0.0000845333333333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0.00344666666667">
                <text:p>0.00344666666667</text:p>
              </table:table-cell>
              <table:table-cell office:value-type="float" office:value="0.000888933333333">
                <text:p>0.000888933333333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044978">
                <text:p>0.0044978</text:p>
              </table:table-cell>
              <table:table-cell office:value-type="float" office:value="0.0011528">
                <text:p>0.0011528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0.0077824">
                <text:p>0.0077824</text:p>
              </table:table-cell>
              <table:table-cell office:value-type="float" office:value="0.00198253333333">
                <text:p>0.00198253333333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0.0465706">
                <text:p>0.0465706</text:p>
              </table:table-cell>
              <table:table-cell office:value-type="float" office:value="0.00995276666667">
                <text:p>0.0099527666666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847341333333">
                <text:p>0.0847341333333</text:p>
              </table:table-cell>
              <table:table-cell office:value-type="float" office:value="0.0171012333333">
                <text:p>0.0171012333333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0.116530633333">
                <text:p>0.116530633333</text:p>
              </table:table-cell>
              <table:table-cell office:value-type="float" office:value="0.0231195666667">
                <text:p>0.0231195666667</text:p>
              </table:table-cell>
            </table:table-row>
            <table:table-row>
              <table:table-cell office:value-type="string">
                <text:p>625K</text:p>
              </table:table-cell>
              <table:table-cell office:value-type="float" office:value="0.850399566667">
                <text:p>0.850399566667</text:p>
              </table:table-cell>
              <table:table-cell office:value-type="float" office:value="0.169987133333">
                <text:p>0.169987133333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.56557003333">
                <text:p>1.56557003333</text:p>
              </table:table-cell>
              <table:table-cell office:value-type="float" office:value="0.3244141">
                <text:p>0.3244141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3.75048306667">
                <text:p>3.75048306667</text:p>
              </table:table-cell>
              <table:table-cell office:value-type="float" office:value="0.8617507">
                <text:p>0.8617507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11.4477159333">
                <text:p>11.4477159333</text:p>
              </table:table-cell>
              <table:table-cell office:value-type="float" office:value="2.99099806667">
                <text:p>2.9909980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